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0.svm" manifest:media-type=""/>
  <manifest:file-entry manifest:full-path="Pictures/TablePreview29.svm" manifest:media-type=""/>
  <manifest:file-entry manifest:full-path="Pictures/TablePreview27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28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26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3.221cm" style:use-optimal-column-width="false"/>
    </style:style>
    <style:style style:name="co2" style:family="table-column">
      <style:table-column-properties style:column-width="3.228cm" style:use-optimal-column-width="false"/>
    </style:style>
    <style:style style:name="co3" style:family="table-column">
      <style:table-column-properties style:column-width="3.31cm" style:use-optimal-column-width="false"/>
    </style:style>
    <style:style style:name="co4" style:family="table-column">
      <style:table-column-properties style:column-width="3.315cm" style:use-optimal-column-width="false"/>
    </style:style>
    <style:style style:name="co5" style:family="table-column">
      <style:table-column-properties style:column-width="3.316cm" style:use-optimal-column-width="false"/>
    </style:style>
    <style:style style:name="co6" style:family="table-column">
      <style:table-column-properties style:column-width="3.311cm" style:use-optimal-column-width="false"/>
    </style:style>
    <style:style style:name="co7" style:family="table-column">
      <style:table-column-properties style:column-width="3.312cm" style:use-optimal-column-width="false"/>
    </style:style>
    <style:style style:name="co8" style:family="table-column">
      <style:table-column-properties style:column-width="3.313cm" style:use-optimal-column-width="false"/>
    </style:style>
    <style:style style:name="co9" style:family="table-column">
      <style:table-column-properties style:column-width="4.18cm" style:use-optimal-column-width="false"/>
    </style:style>
    <style:style style:name="co10" style:family="table-column">
      <style:table-column-properties style:column-width="4.181cm" style:use-optimal-column-width="false"/>
    </style:style>
    <style:style style:name="co11" style:family="table-column">
      <style:table-column-properties style:column-width="4.184cm" style:use-optimal-column-width="false"/>
    </style:style>
    <style:style style:name="co12" style:family="table-column">
      <style:table-column-properties style:column-width="4.186cm" style:use-optimal-column-width="false"/>
    </style:style>
    <style:style style:name="co13" style:family="table-column">
      <style:table-column-properties style:column-width="4.228cm" style:use-optimal-column-width="false"/>
    </style:style>
    <style:style style:name="co14" style:family="table-column">
      <style:table-column-properties style:column-width="3.317cm" style:use-optimal-column-width="false"/>
    </style:style>
    <style:style style:name="co15" style:family="table-column">
      <style:table-column-properties style:column-width="3.23cm" style:use-optimal-column-width="false"/>
    </style:style>
    <style:style style:name="co16" style:family="table-column">
      <style:table-column-properties style:column-width="4.182cm" style:use-optimal-column-width="false"/>
    </style:style>
    <style:style style:name="ro1" style:family="table-row">
      <style:table-row-properties style:row-height="1.951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943cm"/>
    </style:style>
    <style:style style:name="ro4" style:family="table-row">
      <style:table-row-properties style:row-height="2.417cm"/>
    </style:style>
    <style:style style:name="ro5" style:family="table-row">
      <style:table-row-properties style:row-height="2.419cm"/>
    </style:style>
    <style:style style:name="ro6" style:family="table-row">
      <style:table-row-properties style:row-height="2.421cm"/>
    </style:style>
    <style:style style:name="ro7" style:family="table-row">
      <style:table-row-properties style:row-height="2.423cm"/>
    </style:style>
    <style:style style:name="ro8" style:family="table-row">
      <style:table-row-properties style:row-height="1.842cm"/>
    </style:style>
    <style:style style:name="ro9" style:family="table-row">
      <style:table-row-properties style:row-height="1.953cm"/>
    </style:style>
    <style:style style:name="ce1" style:family="table-cell">
      <style:graphic-properties style:repeat="repeat"/>
      <style:paragraph-properties fo:margin-left="0cm" fo:margin-right="0cm" fo:text-indent="0cm"/>
      <style:text-properties fo:font-size="40pt" style:font-size-asian="40pt" style:font-size-complex="40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margin-left="0cm" fo:margin-right="0cm" fo:text-align="center" fo:text-indent="0cm"/>
      <style:text-properties fo:color="#000000" fo:font-size="40pt" style:font-size-asian="40pt" style:font-size-complex="40pt"/>
    </style:style>
    <style:style style:name="ce4" style:family="table-cell">
      <style:graphic-properties style:repeat="repeat"/>
      <style:paragraph-properties fo:text-align="center"/>
      <style:text-properties fo:color="#000000"/>
    </style:style>
    <style:style style:name="ce5" style:family="table-cell">
      <style:graphic-properties style:repeat="repeat"/>
      <style:paragraph-properties fo:text-align="center"/>
      <style:text-properties fo:color="#000000" fo:font-weight="bold" style:font-weight-asian="bold" style:font-weight-complex="bold"/>
    </style:style>
    <style:style style:name="ce6" style:family="table-cell">
      <style:graphic-properties style:repeat="repeat"/>
      <style:text-properties fo:font-weight="bold" style:font-weight-asian="bold" style:font-weight-complex="bold"/>
    </style:style>
    <style:style style:name="ce7" style:family="table-cell">
      <style:graphic-properties style:repeat="repeat"/>
      <style:paragraph-properties fo:margin-left="0cm" fo:margin-right="0cm" fo:text-align="center" fo:text-indent="0cm"/>
      <style:text-properties fo:color="#ff6600" fo:font-size="40pt" style:font-size-asian="40pt" style:font-size-complex="40pt"/>
    </style:style>
    <style:style style:name="ce8" style:family="table-cell">
      <style:graphic-properties style:repeat="repeat"/>
      <style:paragraph-properties fo:text-align="center"/>
      <style:text-properties fo:color="#ff66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color="#ff6600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774cm" svg:height="1.95cm" svg:x="23.017cm" svg:y="6.0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10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244cm" svg:height="1.839cm" svg:x="15.252cm" svg:y="18.94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 table:style-name="ce1">
                <text:p text:style-name="P2"><text:span text:style-name="T1">10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20</text:span></text:p>
              </table:table-cell>
              <table:table-cell>
                <text:p text:style-name="P2"><text:span text:style-name="T1">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245cm" svg:height="1.942cm" svg:x="48.087cm" svg:y="19.0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2">
              <table:table-cell table:style-name="ce1">
                <text:p text:style-name="P1"><text:span text:style-name="T1">1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62cm" svg:height="1.839cm" svg:x="10.117cm" svg:y="28.63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2">
              <table:table-cell table:style-name="ce3">
                <text:p text:style-name="P2"><text:span text:style-name="T1">10</text:span></text:p>
              </table:table-cell>
              <table:table-cell table:style-name="ce4">
                <text:p text:style-name="P2"><text:span text:style-name="T1">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62cm" svg:height="1.839cm" svg:x="25.1cm" svg:y="28.661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2">
              <table:table-cell table:style-name="ce1">
                <text:p text:style-name="P1"><text:span text:style-name="T1">20</text:span></text:p>
              </table:table-cell>
              <table:table-cell table:style-name="ce2">
                <text:p text:style-name="P1"><text:span text:style-name="T1">8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622cm" svg:height="1.839cm" svg:x="39.656cm" svg:y="28.09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2">
              <table:table-cell table:style-name="ce3">
                <text:p text:style-name="P2"><text:span text:style-name="T1">10</text:span></text:p>
              </table:table-cell>
              <table:table-cell table:style-name="ce4">
                <text:p text:style-name="P2"><text:span text:style-name="T1">1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624cm" svg:height="1.839cm" svg:x="59.092cm" svg:y="28.08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>
              <table:table-cell table:style-name="ce1">
                <text:p text:style-name="P1"><text:span text:style-name="T1">20</text:span></text:p>
              </table:table-cell>
              <table:table-cell table:style-name="ce2">
                <text:p text:style-name="P1"><text:span text:style-name="T1">1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179cm" svg:height="2.416cm" svg:x="5.409cm" svg:y="39.765cm">
          <table:table table:template-name="default" table:use-first-row-styles="true" table:use-banding-rows-styles="true">
            <table:table-column table:style-name="co9"/>
            <table:table-row table:style-name="ro4">
              <table:table-cell table:style-name="ce5">
                <text:p text:style-name="P2"><text:span text:style-name="T1">1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18cm" svg:height="2.418cm" svg:x="15.748cm" svg:y="39.744cm">
          <table:table table:template-name="default" table:use-first-row-styles="true" table:use-banding-rows-styles="true">
            <table:table-column table:style-name="co10"/>
            <table:table-row table:style-name="ro5">
              <table:table-cell table:style-name="ce6">
                <text:p text:style-name="P1"><text:span text:style-name="T1">6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183cm" svg:height="2.42cm" svg:x="22.894cm" svg:y="39.508cm">
          <table:table table:template-name="default" table:use-first-row-styles="true" table:use-banding-rows-styles="true">
            <table:table-column table:style-name="co11"/>
            <table:table-row table:style-name="ro6">
              <table:table-cell table:style-name="ce5">
                <text:p text:style-name="P2"><text:span text:style-name="T1">2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4.185cm" svg:height="2.422cm" svg:x="31.512cm" svg:y="39.427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ce6">
                <text:p text:style-name="P1"><text:span text:style-name="T1">8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185cm" svg:height="2.422cm" svg:x="37.925cm" svg:y="39.083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ce5">
                <text:p text:style-name="P2"><text:span text:style-name="T1">1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4.185cm" svg:height="2.422cm" svg:x="46.038cm" svg:y="38.756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ce6">
                <text:p text:style-name="P1"><text:span text:style-name="T1">1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4.227cm" svg:height="2.422cm" svg:x="55.655cm" svg:y="38.795cm">
          <table:table table:template-name="default" table:use-first-row-styles="true" table:use-banding-rows-styles="true">
            <table:table-column table:style-name="co13"/>
            <table:table-row table:style-name="ro7">
              <table:table-cell table:style-name="ce5">
                <text:p text:style-name="P2"><text:span text:style-name="T1">2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4.185cm" svg:height="2.422cm" svg:x="65.714cm" svg:y="38.583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ce6">
                <text:p text:style-name="P1"><text:span text:style-name="T1">12</text:span>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1" draw:text-style-name="P1" draw:layer="layout" svg:x1="33.852cm" svg:y1="11.702cm" svg:x2="17.85cm" svg:y2="18.306cm">
          <text:p/>
        </draw:line>
        <draw:line draw:style-name="gr1" draw:text-style-name="P1" draw:layer="layout" svg:x1="19.109cm" svg:y1="23.639cm" svg:x2="11.616cm" svg:y2="28.338cm">
          <text:p/>
        </draw:line>
        <draw:line draw:style-name="gr1" draw:text-style-name="P1" draw:layer="layout" svg:x1="12.749cm" svg:y1="34.519cm" svg:x2="6.653cm" svg:y2="39.345cm">
          <text:p/>
        </draw:line>
        <draw:line draw:style-name="gr1" draw:text-style-name="P1" draw:layer="layout" svg:x1="8.558cm" svg:y1="39.218cm" svg:x2="13.511cm" svg:y2="34.392cm">
          <text:p/>
        </draw:line>
        <draw:line draw:style-name="gr1" draw:text-style-name="P1" draw:layer="layout" svg:x1="14.908cm" svg:y1="34.392cm" svg:x2="17.067cm" svg:y2="39.599cm">
          <text:p/>
        </draw:line>
        <draw:line draw:style-name="gr1" draw:text-style-name="P1" draw:layer="layout" svg:x1="18.718cm" svg:y1="39.345cm" svg:x2="15.416cm" svg:y2="34.265cm">
          <text:p/>
        </draw:line>
        <draw:line draw:style-name="gr1" draw:text-style-name="P1" draw:layer="layout" svg:x1="15.172cm" svg:y1="28.211cm" svg:x2="19.744cm" svg:y2="23.639cm">
          <text:p/>
        </draw:line>
        <draw:line draw:style-name="gr1" draw:text-style-name="P1" draw:layer="layout" svg:x1="22.03cm" svg:y1="24.274cm" svg:x2="27.11cm" svg:y2="28.338cm">
          <text:p/>
        </draw:line>
        <draw:line draw:style-name="gr1" draw:text-style-name="P1" draw:layer="layout" svg:x1="30.158cm" svg:y1="28.338cm" svg:x2="22.919cm" svg:y2="24.02cm">
          <text:p/>
        </draw:line>
        <draw:line draw:style-name="gr1" draw:text-style-name="P1" draw:layer="layout" svg:x1="27.481cm" svg:y1="34.646cm" svg:x2="25.068cm" svg:y2="39.218cm">
          <text:p/>
        </draw:line>
        <draw:line draw:style-name="gr1" draw:text-style-name="P1" draw:layer="layout" svg:x1="26.592cm" svg:y1="38.964cm" svg:x2="28.37cm" svg:y2="34.646cm">
          <text:p/>
        </draw:line>
        <draw:line draw:style-name="gr1" draw:text-style-name="P1" draw:layer="layout" svg:x1="29.894cm" svg:y1="34.646cm" svg:x2="32.815cm" svg:y2="38.837cm">
          <text:p/>
        </draw:line>
        <draw:line draw:style-name="gr1" draw:text-style-name="P1" draw:layer="layout" svg:x1="34.593cm" svg:y1="38.837cm" svg:x2="30.656cm" svg:y2="34.519cm">
          <text:p/>
        </draw:line>
        <draw:line draw:style-name="gr1" draw:text-style-name="P1" draw:layer="layout" svg:x1="24.073cm" svg:y1="18.56cm" svg:x2="34.487cm" svg:y2="11.956cm">
          <text:p/>
        </draw:line>
        <draw:line draw:style-name="gr1" draw:text-style-name="P1" draw:layer="layout" svg:x1="37.789cm" svg:y1="11.448cm" svg:x2="51.759cm" svg:y2="18.687cm">
          <text:p/>
        </draw:line>
        <draw:line draw:style-name="gr1" draw:text-style-name="P1" draw:layer="layout" svg:x1="52.891cm" svg:y1="23.893cm" svg:x2="41.461cm" svg:y2="27.576cm">
          <text:p/>
        </draw:line>
        <draw:line draw:style-name="gr1" draw:text-style-name="P1" draw:layer="layout" svg:x1="41.959cm" svg:y1="34.011cm" svg:x2="39.419cm" svg:y2="38.583cm">
          <text:p/>
        </draw:line>
        <draw:line draw:style-name="gr1" draw:text-style-name="P1" draw:layer="layout" svg:x1="41.07cm" svg:y1="38.456cm" svg:x2="42.594cm" svg:y2="34.011cm">
          <text:p/>
        </draw:line>
        <draw:line draw:style-name="gr1" draw:text-style-name="P1" draw:layer="layout" svg:x1="43.737cm" svg:y1="34.265cm" svg:x2="47.42cm" svg:y2="38.202cm">
          <text:p/>
        </draw:line>
        <draw:line draw:style-name="gr1" draw:text-style-name="P1" draw:layer="layout" svg:x1="49.071cm" svg:y1="38.202cm" svg:x2="44.118cm" svg:y2="34.011cm">
          <text:p/>
        </draw:line>
        <draw:line draw:style-name="gr1" draw:text-style-name="P1" draw:layer="layout" svg:x1="45.271cm" svg:y1="27.957cm" svg:x2="53.399cm" svg:y2="24.02cm">
          <text:p/>
        </draw:line>
        <draw:line draw:style-name="gr1" draw:text-style-name="P1" draw:layer="layout" svg:x1="56.193cm" svg:y1="24.401cm" svg:x2="60.384cm" svg:y2="27.576cm">
          <text:p/>
        </draw:line>
        <draw:line draw:style-name="gr1" draw:text-style-name="P1" draw:layer="layout" svg:x1="61.771cm" svg:y1="33.63cm" svg:x2="56.691cm" svg:y2="38.71cm">
          <text:p/>
        </draw:line>
        <draw:line draw:style-name="gr1" draw:text-style-name="P1" draw:layer="layout" svg:x1="59.104cm" svg:y1="38.456cm" svg:x2="62.152cm" svg:y2="33.757cm">
          <text:p/>
        </draw:line>
        <draw:line draw:style-name="gr1" draw:text-style-name="P1" draw:layer="layout" svg:x1="63.803cm" svg:y1="34.392cm" svg:x2="66.978cm" svg:y2="38.456cm">
          <text:p/>
        </draw:line>
        <draw:line draw:style-name="gr1" draw:text-style-name="P1" draw:layer="layout" svg:x1="69.137cm" svg:y1="38.329cm" svg:x2="64.311cm" svg:y2="34.138cm">
          <text:p/>
        </draw:line>
        <draw:line draw:style-name="gr1" draw:text-style-name="P1" draw:layer="layout" svg:x1="64.067cm" svg:y1="27.576cm" svg:x2="57.082cm" svg:y2="24.401cm">
          <text:p/>
        </draw:line>
        <draw:line draw:style-name="gr1" draw:text-style-name="P1" draw:layer="layout" svg:x1="59.506cm" svg:y1="18.687cm" svg:x2="38.424cm" svg:y2="11.321cm">
          <text:p/>
        </draw:line>
        <draw:frame draw:style-name="gr2" draw:text-style-name="P3" draw:layer="layout" svg:width="7.802cm" svg:height="1.513cm" svg:x="17.912cm" svg:y="13.864cm">
          <draw:text-box>
            <text:p text:style-name="P3"><text:span text:style-name="T2">MS(arr, left, p)</text:span></text:p>
          </draw:text-box>
        </draw:frame>
        <draw:frame draw:style-name="gr2" draw:text-style-name="P3" draw:layer="layout" svg:width="8.372cm" svg:height="1.513cm" svg:x="37.154cm" svg:y="14.804cm">
          <draw:text-box>
            <text:p text:style-name="P3"><text:span text:style-name="T2">MS(arr, right, p)</text:span></text:p>
          </draw:text-box>
        </draw:frame>
        <draw:frame draw:style-name="gr3" draw:text-style-name="P3" draw:layer="layout" svg:width="4.456cm" svg:height="1.513cm" svg:x="17.056cm" svg:y="35.292cm">
          <draw:text-box draw:corner-radius="2.413cm">
            <text:p text:style-name="P3"><text:span text:style-name="T2">Merge()</text:span></text:p>
          </draw:text-box>
        </draw:frame>
        <draw:frame draw:style-name="gr3" draw:text-style-name="P3" draw:layer="layout" svg:width="4.456cm" svg:height="1.513cm" svg:x="33.069cm" svg:y="35.292cm">
          <draw:text-box draw:corner-radius="2.413cm">
            <text:p text:style-name="P3"><text:span text:style-name="T2">Merge()</text:span></text:p>
          </draw:text-box>
        </draw:frame>
        <draw:frame draw:style-name="gr3" draw:text-style-name="P3" draw:layer="layout" svg:width="4.456cm" svg:height="1.513cm" svg:x="47.039cm" svg:y="34.9cm">
          <draw:text-box draw:corner-radius="2.413cm">
            <text:p text:style-name="P3"><text:span text:style-name="T2">Merge()</text:span></text:p>
          </draw:text-box>
        </draw:frame>
        <draw:frame draw:style-name="gr3" draw:text-style-name="P3" draw:layer="layout" svg:width="4.456cm" svg:height="1.513cm" svg:x="67.105cm" svg:y="34.392cm">
          <draw:text-box draw:corner-radius="2.413cm">
            <text:p text:style-name="P3"><text:span text:style-name="T2">Merge()</text:span></text:p>
          </draw:text-box>
        </draw:frame>
        <draw:frame draw:style-name="gr3" draw:text-style-name="P3" draw:layer="layout" svg:width="4.456cm" svg:height="1.513cm" svg:x="28.613cm" svg:y="25.162cm">
          <draw:text-box draw:corner-radius="2.413cm">
            <text:p text:style-name="P3"><text:span text:style-name="T2">Merge()</text:span></text:p>
          </draw:text-box>
        </draw:frame>
        <draw:frame draw:style-name="gr3" draw:text-style-name="P3" draw:layer="layout" svg:width="4.456cm" svg:height="1.513cm" svg:x="61.771cm" svg:y="24.654cm">
          <draw:text-box draw:corner-radius="2.413cm">
            <text:p text:style-name="P3"><text:span text:style-name="T2">Merge()</text:span></text:p>
          </draw:text-box>
        </draw:frame>
        <draw:frame draw:style-name="gr3" draw:text-style-name="P3" draw:layer="layout" svg:width="4.456cm" svg:height="1.513cm" svg:x="48.393cm" svg:y="13.163cm">
          <draw:text-box draw:corner-radius="2.413cm">
            <text:p text:style-name="P3"><text:span text:style-name="T2">Merge()</text:span></text:p>
          </draw:text-box>
        </draw:frame>
        <draw:frame draw:style-name="standard" draw:layer="layout" svg:width="6.62cm" svg:height="1.839cm" svg:x="10.289cm" svg:y="31.566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2">
              <table:table-cell table:style-name="ce7">
                <text:p text:style-name="P4"><text:span text:style-name="T1">6</text:span></text:p>
              </table:table-cell>
              <table:table-cell table:style-name="ce8">
                <text:p text:style-name="P4"><text:span text:style-name="T1">10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6.62cm" svg:height="1.839cm" svg:x="25.149cm" svg:y="31.612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2">
              <table:table-cell table:style-name="ce7">
                <text:p text:style-name="P4"><text:span text:style-name="T1">8</text:span></text:p>
              </table:table-cell>
              <table:table-cell table:style-name="ce8">
                <text:p text:style-name="P4"><text:span text:style-name="T1">2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6.62cm" svg:height="1.839cm" svg:x="39.576cm" svg:y="31.016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2">
              <table:table-cell table:style-name="ce7">
                <text:p text:style-name="P4"><text:span text:style-name="T1">10</text:span></text:p>
              </table:table-cell>
              <table:table-cell table:style-name="ce8">
                <text:p text:style-name="P4"><text:span text:style-name="T1">11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6.62cm" svg:height="1.839cm" svg:x="59.388cm" svg:y="31.143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2">
              <table:table-cell table:style-name="ce7">
                <text:p text:style-name="P4"><text:span text:style-name="T1">12</text:span></text:p>
              </table:table-cell>
              <table:table-cell table:style-name="ce8">
                <text:p text:style-name="P4"><text:span text:style-name="T1">2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3.246cm" svg:height="1.841cm" svg:x="15.24cm" svg:y="21.57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14"/>
            <table:table-row table:style-name="ro8" table:default-cell-style-name="ce2">
              <table:table-cell table:style-name="ce1">
                <text:p text:style-name="P4"><text:span text:style-name="T1">6</text:span></text:p>
              </table:table-cell>
              <table:table-cell>
                <text:p text:style-name="P4"><text:span text:style-name="T1">8</text:span></text:p>
              </table:table-cell>
              <table:table-cell>
                <text:p text:style-name="P4"><text:span text:style-name="T1">10</text:span></text:p>
              </table:table-cell>
              <table:table-cell>
                <text:p text:style-name="P4"><text:span text:style-name="T1">20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3.246cm" svg:height="1.841cm" svg:x="48.059cm" svg:y="21.6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14"/>
            <table:table-row table:style-name="ro8" table:default-cell-style-name="ce2">
              <table:table-cell table:style-name="ce1">
                <text:p text:style-name="P4"><text:span text:style-name="T1">3</text:span></text:p>
              </table:table-cell>
              <table:table-cell>
                <text:p text:style-name="P4"><text:span text:style-name="T1">9</text:span></text:p>
              </table:table-cell>
              <table:table-cell>
                <text:p text:style-name="P4"><text:span text:style-name="T1">11</text:span></text:p>
              </table:table-cell>
              <table:table-cell>
                <text:p text:style-name="P4"><text:span text:style-name="T1">12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25.776cm" svg:height="1.952cm" svg:x="23.155cm" svg:y="8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5"/>
            <table:table-row table:style-name="ro9" table:default-cell-style-name="ce2">
              <table:table-cell table:style-name="ce1">
                <text:p text:style-name="P4"><text:span text:style-name="T1">3</text:span></text:p>
              </table:table-cell>
              <table:table-cell>
                <text:p text:style-name="P4"><text:span text:style-name="T1">6</text:span></text:p>
              </table:table-cell>
              <table:table-cell>
                <text:p text:style-name="P4"><text:span text:style-name="T1">8</text:span></text:p>
              </table:table-cell>
              <table:table-cell>
                <text:p text:style-name="P4"><text:span text:style-name="T1">9</text:span></text:p>
              </table:table-cell>
              <table:table-cell>
                <text:p text:style-name="P4"><text:span text:style-name="T1">10</text:span></text:p>
              </table:table-cell>
              <table:table-cell>
                <text:p text:style-name="P4"><text:span text:style-name="T1">11</text:span></text:p>
              </table:table-cell>
              <table:table-cell>
                <text:p text:style-name="P4"><text:span text:style-name="T1">12</text:span></text:p>
              </table:table-cell>
              <table:table-cell>
                <text:p text:style-name="P4"><text:span text:style-name="T1">20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4.181cm" svg:height="2.418cm" svg:x="5.475cm" svg:y="42.641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6">
                <text:p text:style-name="P4"><text:span text:style-name="T1">10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4.181cm" svg:height="2.418cm" svg:x="15.762cm" svg:y="42.644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6">
                <text:p text:style-name="P4"><text:span text:style-name="T1">6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4.181cm" svg:height="2.418cm" svg:x="23.001cm" svg:y="42.517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6">
                <text:p text:style-name="P4"><text:span text:style-name="T1">20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4.181cm" svg:height="2.418cm" svg:x="31.637cm" svg:y="42.39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6">
                <text:p text:style-name="P4"><text:span text:style-name="T1">8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4.181cm" svg:height="2.418cm" svg:x="38.002cm" svg:y="42.022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6">
                <text:p text:style-name="P4"><text:span text:style-name="T1">10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4.181cm" svg:height="2.418cm" svg:x="46.026cm" svg:y="41.679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6">
                <text:p text:style-name="P4"><text:span text:style-name="T1">11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4.181cm" svg:height="2.418cm" svg:x="55.817cm" svg:y="41.717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6">
                <text:p text:style-name="P4"><text:span text:style-name="T1">20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4.181cm" svg:height="2.418cm" svg:x="65.838cm" svg:y="41.374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6">
                <text:p text:style-name="P4"><text:span text:style-name="T1">12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3" draw:text-style-name="P3" draw:layer="layout" svg:width="5.239cm" svg:height="1.513cm" svg:x="33.861cm" svg:y="12.557cm">
          <draw:text-box>
            <text:p><text:span text:style-name="T2">(lo + hi)/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30T23:58:09.500242000</meta:creation-date>
    <dc:date>2014-07-01T00:28:18.154428000</dc:date>
    <meta:editing-duration>PT22M27S</meta:editing-duration>
    <meta:editing-cycles>3</meta:editing-cycles>
    <meta:generator>LibreOffice/4.2.5.2$MacOSX_X86_64 LibreOffice_project/61cb170a04bb1f12e77c884eab9192be736ec5f5</meta:generator>
    <meta:document-statistic meta:object-count="68"/>
  </office:meta>
</office:document-meta>
</file>